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8212d" officeooo:paragraph-rsid="0018212d"/>
    </style:style>
    <style:style style:name="P2" style:family="paragraph" style:parent-style-name="Standard">
      <style:text-properties fo:language="en" fo:country="US" officeooo:rsid="0018a7d2" officeooo:paragraph-rsid="0018a7d2"/>
    </style:style>
    <style:style style:name="T1" style:family="text">
      <style:text-properties officeooo:rsid="0018a7d2"/>
    </style:style>
    <style:style style:name="T2" style:family="text">
      <style:text-properties officeooo:rsid="001ab1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qu’on doit faire : </text:p>
      <text:p text:style-name="P1"/>
      <text:p text:style-name="P1">Décrire le but de la sae</text:p>
      <text:p text:style-name="P1">Les technologies utilisés</text:p>
      <text:p text:style-name="P1">Mon rôle dans le projet</text:p>
      <text:p text:style-name="P1">Ce qu’on a produit jusqu’ici</text:p>
      <text:p text:style-name="P1"/>
      <text:p text:style-name="P1">We first got to know about this project a few weeks back. The goal of the SAE 2.03 that is related to networking is to setup a web server with <text:span text:style-name="T1">PHP</text:span> and a <text:span text:style-name="T1">SQL </text:span>server from scratch. <text:s/><text:span text:style-name="T1">Once all of the tools are installed with have to configure each components of <text:s/>each tools to get it working with each other. To configure those with have to search the configuration files and modify them so they can either display a web page do a request to the SQL server. The technologies we use here is PHP that is used to have some kind of bridge between the SQL server and the web server. It’s useful to display information stored in in the database onto the website. We discovered it for the first time this year for the SAE 1.03. SQL is also great because it let us store all sort of data and use them easily with simple request. This project has to be done with a group of 4 people. We all have a role that is defined at the start. I am the “</text:span><text:span text:style-name="T2">Leader</text:span><text:span text:style-name="T1">” of the group from what I understand I am the one that is in charge to lead the group. But since I like PHP and setting up a server in general. I’m one of the leading figure technically because I’ve been doing something similar for years. What we have done so far is accessing the virtual machine with a default configuration, installing apache that is the framework for the web server we use. And we have also installed PHP for the website so we can use it for SQL later on the project. We aim for full completion of the project before the end of the SAE.</text:span></text:p>
      <text:p text:style-name="P2">Even though my first experience was not great because the files for the VM wasn’t working.</text:p>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1:43:43.937668621</meta:creation-date>
    <dc:date>2024-05-24T11:22:03.389738511</dc:date>
    <meta:editing-duration>PT14M57S</meta:editing-duration>
    <meta:editing-cycles>3</meta:editing-cycles>
    <meta:generator>LibreOffice/24.2.2.2$Linux_X86_64 LibreOffice_project/420$Build-2</meta:generator>
    <meta:document-statistic meta:table-count="0" meta:image-count="0" meta:object-count="0" meta:page-count="1" meta:paragraph-count="7" meta:word-count="332" meta:character-count="1704" meta:non-whitespace-character-count="1376"/>
  </office:meta>
</office:document-meta>
</file>